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 style:master-page-name="Standard">
      <style:paragraph-properties fo:text-align="start" style:justify-single-word="false" style:page-number="auto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Токен к git 20.10.21</text:p>
      <text:p text:style-name="P1"/>
      <text:p text:style-name="P1"/>
      <text:p text:style-name="P1">ghp_cSXF6uYAxN5mql2yOuYe6Q3ICJH2h13ay2S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0T22:40:29</meta:creation-date>
    <dc:language>ru-RU</dc:language>
    <dc:date>2021-10-20T22:45:24</dc:date>
    <meta:editing-cycles>1</meta:editing-cycles>
    <meta:editing-duration>PT4M</meta:editing-duration>
    <meta:generator>LibreOffice/6.4.7.2$Linux_X86_64 LibreOffice_project/40$Build-2</meta:generator>
    <meta:document-statistic meta:table-count="0" meta:image-count="0" meta:object-count="0" meta:page-count="1" meta:paragraph-count="2" meta:word-count="5" meta:character-count="60" meta:non-whitespace-character-count="57"/>
  </office:meta>
</office:document-meta>
</file>